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9c3</text:p>
          </table:table-cell>
          <table:table-cell table:formula="of:=HEX2DEC([.A1])*(503.975/4096)-273.15" office:value-type="float" office:value="34.3288879394532" calcext:value-type="float">
            <text:p>34.33</text:p>
          </table:table-cell>
          <table:table-cell/>
        </table:table-row>
        <table:table-row table:style-name="ro1">
          <table:table-cell office:value-type="string" calcext:value-type="string">
            <text:p>9cc</text:p>
          </table:table-cell>
          <table:table-cell table:formula="of:=HEX2DEC([.A2])*(503.975/4096)-273.15" office:value-type="float" office:value="35.4362548828125" calcext:value-type="float">
            <text:p>35.44</text:p>
          </table:table-cell>
          <table:table-cell/>
        </table:table-row>
        <table:table-row table:style-name="ro1">
          <table:table-cell office:value-type="string" calcext:value-type="string">
            <text:p>9d4</text:p>
          </table:table-cell>
          <table:table-cell table:formula="of:=HEX2DEC([.A3])*(503.975/4096)-273.15" office:value-type="float" office:value="36.4205810546875" calcext:value-type="float">
            <text:p>36.42</text:p>
          </table:table-cell>
          <table:table-cell/>
        </table:table-row>
        <table:table-row table:style-name="ro1">
          <table:table-cell office:value-type="string" calcext:value-type="string">
            <text:p>9dc</text:p>
          </table:table-cell>
          <table:table-cell table:formula="of:=HEX2DEC([.A4])*(503.975/4096)-273.15" office:value-type="float" office:value="37.4049072265626" calcext:value-type="float">
            <text:p>37.40</text:p>
          </table:table-cell>
          <table:table-cell/>
        </table:table-row>
        <table:table-row table:style-name="ro1">
          <table:table-cell office:value-type="string" calcext:value-type="string">
            <text:p>9e4</text:p>
          </table:table-cell>
          <table:table-cell table:formula="of:=HEX2DEC([.A5])*(503.975/4096)-273.15" office:value-type="float" office:value="38.3892333984375" calcext:value-type="float">
            <text:p>38.39</text:p>
          </table:table-cell>
          <table:table-cell/>
        </table:table-row>
        <table:table-row table:style-name="ro1">
          <table:table-cell office:value-type="string" calcext:value-type="string">
            <text:p>9ec</text:p>
          </table:table-cell>
          <table:table-cell table:formula="of:=HEX2DEC([.A6])*(503.975/4096)-273.15" office:value-type="float" office:value="39.3735595703125" calcext:value-type="float">
            <text:p>39.37</text:p>
          </table:table-cell>
          <table:table-cell/>
        </table:table-row>
        <table:table-row table:style-name="ro1">
          <table:table-cell office:value-type="string" calcext:value-type="string">
            <text:p>9f4</text:p>
          </table:table-cell>
          <table:table-cell table:formula="of:=HEX2DEC([.A7])*(503.975/4096)-273.15" office:value-type="float" office:value="40.3578857421875" calcext:value-type="float">
            <text:p>40.36</text:p>
          </table:table-cell>
          <table:table-cell/>
        </table:table-row>
        <table:table-row table:style-name="ro1">
          <table:table-cell office:value-type="string" calcext:value-type="string">
            <text:p>9fc</text:p>
          </table:table-cell>
          <table:table-cell table:formula="of:=HEX2DEC([.A8])*(503.975/4096)-273.15" office:value-type="float" office:value="41.3422119140625" calcext:value-type="float">
            <text:p>41.34</text:p>
          </table:table-cell>
          <table:table-cell/>
        </table:table-row>
        <table:table-row table:style-name="ro1">
          <table:table-cell office:value-type="string" calcext:value-type="string">
            <text:p>a04</text:p>
          </table:table-cell>
          <table:table-cell table:formula="of:=HEX2DEC([.A9])*(503.975/4096)-273.15" office:value-type="float" office:value="42.3265380859376" calcext:value-type="float">
            <text:p>42.33</text:p>
          </table:table-cell>
          <table:table-cell/>
        </table:table-row>
        <table:table-row table:style-name="ro1">
          <table:table-cell office:value-type="string" calcext:value-type="string">
            <text:p>a0c</text:p>
          </table:table-cell>
          <table:table-cell table:formula="of:=HEX2DEC([.A10])*(503.975/4096)-273.15" office:value-type="float" office:value="43.3108642578125" calcext:value-type="float">
            <text:p>43.31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table:formula="of:=HEX2DEC([.A11])*(503.975/4096)-273.15" office:value-type="float" office:value="44.2951904296875" calcext:value-type="float">
            <text:p>44.30</text:p>
          </table:table-cell>
          <table:table-cell/>
        </table:table-row>
        <table:table-row table:style-name="ro1">
          <table:table-cell office:value-type="string" calcext:value-type="string">
            <text:p>a1c</text:p>
          </table:table-cell>
          <table:table-cell table:formula="of:=HEX2DEC([.A12])*(503.975/4096)-273.15" office:value-type="float" office:value="45.2795166015625" calcext:value-type="float">
            <text:p>45.28</text:p>
          </table:table-cell>
          <table:table-cell/>
        </table:table-row>
        <table:table-row table:style-name="ro1">
          <table:table-cell office:value-type="string" calcext:value-type="string">
            <text:p>a24</text:p>
          </table:table-cell>
          <table:table-cell table:formula="of:=HEX2DEC([.A13])*(503.975/4096)-273.15" office:value-type="float" office:value="46.2638427734376" calcext:value-type="float">
            <text:p>46.26</text:p>
          </table:table-cell>
          <table:table-cell/>
        </table:table-row>
        <table:table-row table:style-name="ro1">
          <table:table-cell office:value-type="string" calcext:value-type="string">
            <text:p>a2c</text:p>
          </table:table-cell>
          <table:table-cell table:formula="of:=HEX2DEC([.A14])*(503.975/4096)-273.15" office:value-type="float" office:value="47.2481689453126" calcext:value-type="float">
            <text:p>47.25</text:p>
          </table:table-cell>
          <table:table-cell/>
        </table:table-row>
        <table:table-row table:style-name="ro1">
          <table:table-cell office:value-type="string" calcext:value-type="string">
            <text:p>a34</text:p>
          </table:table-cell>
          <table:table-cell table:formula="of:=HEX2DEC([.A15])*(503.975/4096)-273.15" office:value-type="float" office:value="48.2324951171875" calcext:value-type="float">
            <text:p>48.23</text:p>
          </table:table-cell>
          <table:table-cell/>
        </table:table-row>
        <table:table-row table:style-name="ro1">
          <table:table-cell/>
          <table:table-cell table:formula="of:=HEX2DEC([.A16])*(503.975/4096)-273.15" office:value-type="float" office:value="-273.15" calcext:value-type="float">
            <text:p>-273.15</text:p>
          </table:table-cell>
          <table:table-cell/>
        </table:table-row>
        <table:table-row table:style-name="ro1">
          <table:table-cell/>
          <table:table-cell table:formula="of:=HEX2DEC([.A17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18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19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0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1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2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3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4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5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6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7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8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29])*(503.975/4096)-273.15" office:value-type="float" office:value="-273.15" calcext:value-type="float">
            <text:p>-273.15</text:p>
          </table:table-cell>
          <table:table-cell table:style-name="Default"/>
        </table:table-row>
        <table:table-row table:style-name="ro1">
          <table:table-cell/>
          <table:table-cell table:formula="of:=HEX2DEC([.A30])*(503.975/4096)-273.15" office:value-type="float" office:value="-273.15" calcext:value-type="float">
            <text:p>-273.1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9:43:44.903000000</meta:creation-date>
    <dc:date>2014-10-12T21:45:23.680000000</dc:date>
    <meta:editing-duration>PT49S</meta:editing-duration>
    <meta:editing-cycles>4</meta:editing-cycles>
    <meta:generator>LibreOffice/4.1.3.2$Windows_x86 LibreOffice_project/70feb7d99726f064edab4605a8ab840c50ec57a</meta:generator>
    <meta:document-statistic meta:table-count="1" meta:cell-count="45" meta:object-count="0"/>
  </office:meta>
</office:document-meta>
</file>